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b. </text:p>
      <text:p text:style-name="P1">A. <text:span text:style-name="T1">The first INSERT is correct, it adds the data in order separated by Comma's – Customer Number, Customer Name, Street, Town, Postcode, Credit Limit, Current Balance.</text:span></text:p>
      <text:p text:style-name="P1">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14T11:30:19.87</meta:creation-date>
    <meta:generator>OpenOffice.org/3.2$Win32 OpenOffice.org_project/320m12$Build-9483</meta:generator>
    <meta:document-statistic meta:table-count="0" meta:image-count="0" meta:object-count="0" meta:page-count="1" meta:paragraph-count="3" meta:word-count="29" meta:character-count="175"/>
    <dc:date>2011-12-14T11:43:53.18</dc:date>
    <dc:creator>Glenn Chamberlain</dc:creator>
    <meta:editing-duration>PT00H13M44S</meta:editing-duration>
    <meta:editing-cycles>1</meta:editing-cycles>
  </office:meta>
</office:document-meta>
</file>